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A14000002FF0000048C5F6143B20487D562.wmf" manifest:media-type="image/x-wmf"/>
  <manifest:file-entry manifest:full-path="Pictures/10000201000000330000002888B5CE59FC6B041E.png" manifest:media-type="image/png"/>
  <manifest:file-entry manifest:full-path="Pictures/100002010000001D0000002C27E39EE47711DCBE.png" manifest:media-type="image/png"/>
  <manifest:file-entry manifest:full-path="Pictures/10000AD40000042200000422B562ACB452BD1D4C.wmf" manifest:media-type="image/x-wmf"/>
  <manifest:file-entry manifest:full-path="Pictures/1000020100000028000000288A7C906A07260CB4.png" manifest:media-type="image/png"/>
  <manifest:file-entry manifest:full-path="Pictures/10000CB40000054500000422A3D45BB9553DB98B.wmf" manifest:media-type="image/x-wm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Verdana" svg:font-family="Verdana, Geneva, Arial, Helvetica, sans-serif"/>
    <style:font-face style:name="sans-serif" svg:font-family="sans-serif"/>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181a3d" officeooo:paragraph-rsid="00181a3d"/>
    </style:style>
    <style:style style:name="P2" style:family="paragraph" style:parent-style-name="Standard">
      <style:paragraph-properties style:line-height-at-least="0.459cm">
        <style:tab-stops/>
      </style:paragraph-properties>
      <style:text-properties fo:font-size="9pt" officeooo:paragraph-rsid="00181a3d" style:font-size-asian="9pt"/>
    </style:style>
    <style:style style:name="P3" style:family="paragraph" style:parent-style-name="Standard">
      <style:text-properties fo:language="en" fo:country="US" officeooo:rsid="00181a3d" officeooo:paragraph-rsid="00186cce"/>
    </style:style>
    <style:style style:name="P4" style:family="paragraph" style:parent-style-name="Standard">
      <style:text-properties fo:language="en" fo:country="US" officeooo:rsid="001a1dff" officeooo:paragraph-rsid="001a1dff"/>
    </style:style>
    <style:style style:name="P5" style:family="paragraph" style:parent-style-name="Standard">
      <style:text-properties fo:language="en" fo:country="US" officeooo:rsid="001c42d9" officeooo:paragraph-rsid="001c42d9"/>
    </style:style>
    <style:style style:name="P6" style:family="paragraph" style:parent-style-name="Standard">
      <style:text-properties fo:language="en" fo:country="US" officeooo:rsid="001c985c" officeooo:paragraph-rsid="001d4edc"/>
    </style:style>
    <style:style style:name="P7" style:family="paragraph" style:parent-style-name="Standard">
      <style:text-properties fo:language="en" fo:country="US" officeooo:rsid="001d4edc" officeooo:paragraph-rsid="001d4edc"/>
    </style:style>
    <style:style style:name="P8" style:family="paragraph" style:parent-style-name="Standard">
      <style:text-properties fo:language="en" fo:country="US" fo:font-weight="bold" officeooo:rsid="001a1dff" officeooo:paragraph-rsid="001a1dff" style:font-weight-asian="bold" style:font-weight-complex="bold"/>
    </style:style>
    <style:style style:name="P9" style:family="paragraph" style:parent-style-name="Standard">
      <style:text-properties fo:language="en" fo:country="US" fo:font-weight="bold" officeooo:rsid="001c42d9" officeooo:paragraph-rsid="001c42d9" style:font-weight-asian="bold" style:font-weight-complex="bold"/>
    </style:style>
    <style:style style:name="P10" style:family="paragraph" style:parent-style-name="Standard">
      <style:text-properties officeooo:rsid="002281b3" officeooo:paragraph-rsid="002281b3"/>
    </style:style>
    <style:style style:name="P11" style:family="paragraph" style:parent-style-name="Standard">
      <style:text-properties officeooo:paragraph-rsid="002281b3"/>
    </style:style>
    <style:style style:name="P12" style:family="paragraph" style:parent-style-name="Standard">
      <style:text-properties officeooo:paragraph-rsid="001a1dff"/>
    </style:style>
    <style:style style:name="P13" style:family="paragraph" style:parent-style-name="Standard">
      <style:paragraph-properties style:line-height-at-least="0.459cm">
        <style:tab-stops/>
      </style:paragraph-properties>
      <style:text-properties officeooo:paragraph-rsid="00181a3d"/>
    </style:style>
    <style:style style:name="P14" style:family="paragraph" style:parent-style-name="Standard">
      <style:text-properties fo:font-size="10pt" fo:language="en" fo:country="US" fo:font-style="italic" officeooo:rsid="00181a3d" officeooo:paragraph-rsid="00186cce" style:font-size-asian="10pt" style:font-style-asian="italic" style:font-size-complex="10pt" style:font-style-complex="italic"/>
    </style:style>
    <style:style style:name="P15" style:family="paragraph" style:parent-style-name="Standard">
      <style:text-properties fo:font-size="10pt" fo:language="en" fo:country="US" fo:font-style="italic" officeooo:rsid="001c42d9" officeooo:paragraph-rsid="001c42d9" style:font-size-asian="10pt" style:font-style-asian="italic" style:font-size-complex="10pt" style:font-style-complex="italic"/>
    </style:style>
    <style:style style:name="T1" style:family="text">
      <style:text-properties fo:font-size="9pt" style:font-size-asian="9pt"/>
    </style:style>
    <style:style style:name="T2" style:family="text">
      <style:text-properties fo:font-size="9pt" fo:language="en" fo:country="US" officeooo:rsid="00181a3d" style:font-size-asian="9pt"/>
    </style:style>
    <style:style style:name="T3" style:family="text">
      <style:text-properties fo:font-size="9pt" fo:language="en" fo:country="US" officeooo:rsid="00229797" style:font-size-asian="9pt"/>
    </style:style>
    <style:style style:name="T4" style:family="text">
      <style:text-properties fo:font-size="9pt" fo:language="en" fo:country="US" officeooo:rsid="00235206" style:font-size-asian="9pt"/>
    </style:style>
    <style:style style:name="T5" style:family="text">
      <style:text-properties officeooo:rsid="00186cce"/>
    </style:style>
    <style:style style:name="T6" style:family="text">
      <style:text-properties officeooo:rsid="001a1dff"/>
    </style:style>
    <style:style style:name="T7" style:family="text">
      <style:text-properties fo:language="en" fo:country="US" officeooo:rsid="001a1dff"/>
    </style:style>
    <style:style style:name="T8" style:family="text">
      <style:text-properties fo:language="en" fo:country="US" officeooo:rsid="00181a3d"/>
    </style:style>
    <style:style style:name="T9" style:family="text">
      <style:text-properties fo:language="en" fo:country="US" officeooo:rsid="001b02ab"/>
    </style:style>
    <style:style style:name="T10" style:family="text">
      <style:text-properties fo:language="en" fo:country="US" officeooo:rsid="001c985c"/>
    </style:style>
    <style:style style:name="T11" style:family="text">
      <style:text-properties fo:language="en" fo:country="US" officeooo:rsid="001c42d9"/>
    </style:style>
    <style:style style:name="T12" style:family="text">
      <style:text-properties fo:language="en" fo:country="US" officeooo:rsid="0020acc2"/>
    </style:style>
    <style:style style:name="T13" style:family="text">
      <style:text-properties fo:language="en" fo:country="US" officeooo:rsid="0021cc40"/>
    </style:style>
    <style:style style:name="T14" style:family="text">
      <style:text-properties fo:language="en" fo:country="US" officeooo:rsid="002281b3"/>
    </style:style>
    <style:style style:name="T15" style:family="text">
      <style:text-properties fo:language="en" fo:country="US" officeooo:rsid="00229797"/>
    </style:style>
    <style:style style:name="T16" style:family="text">
      <style:text-properties officeooo:rsid="001b02ab"/>
    </style:style>
    <style:style style:name="T17" style:family="text">
      <style:text-properties officeooo:rsid="001c42d9"/>
    </style:style>
    <style:style style:name="T18" style:family="text">
      <style:text-properties officeooo:rsid="001c985c"/>
    </style:style>
    <style:style style:name="T19" style:family="text">
      <style:text-properties officeooo:rsid="001d4edc"/>
    </style:style>
    <style:style style:name="T20" style:family="text">
      <style:text-properties fo:font-variant="normal" fo:text-transform="none" fo:color="#202122" loext:opacity="100%" style:font-name="sans-serif" fo:font-size="10.5pt" fo:letter-spacing="normal" fo:language="en" fo:country="US" fo:font-style="normal" fo:font-weight="normal"/>
    </style:style>
    <style:style style:name="T21" style:family="text">
      <style:text-properties fo:font-variant="normal" fo:text-transform="none" fo:color="#202122" loext:opacity="100%" style:font-name="sans-serif" fo:font-size="10.5pt" fo:letter-spacing="normal" fo:language="en" fo:country="US" fo:font-style="normal" fo:font-weight="normal" officeooo:rsid="0020acc2"/>
    </style:style>
    <style:style style:name="T22" style:family="text">
      <style:text-properties fo:font-variant="normal" fo:text-transform="none" fo:color="#202122" loext:opacity="100%" style:font-name="sans-serif" fo:font-size="10.5pt" fo:letter-spacing="normal" fo:language="en" fo:country="US" fo:font-style="normal" fo:font-weight="normal" officeooo:rsid="002281b3"/>
    </style:style>
    <style:style style:name="T23" style:family="text">
      <style:text-properties officeooo:rsid="00229797"/>
    </style:style>
    <style:style style:name="T24" style:family="text">
      <style:text-properties officeooo:rsid="0023520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ariman Abdullin</text:p>
      <text:p text:style-name="Title">Senior Software Developer</text:p>
      <text:p text:style-name="P2"/>
      <text:p text:style-name="P13"><text:span text:style-name="T1"><draw:frame draw:style-name="fr1" draw:name="Изображение3" text:anchor-type="as-char" svg:width="0.245cm" svg:height="0.37cm" draw:z-index="0"><draw:image xlink:href="Pictures/10000A14000002FF0000048C5F6143B20487D562.wmf" xlink:type="simple" xlink:show="embed" xlink:actuate="onLoad" draw:mime-type="image/x-wmf"/><draw:image xlink:href="Pictures/100002010000001D0000002C27E39EE47711DCBE.png" xlink:type="simple" xlink:show="embed" xlink:actuate="onLoad" draw:mime-type="image/png"/></draw:frame></text:span><text:span text:style-name="T1"><text:s/>Moscow, </text:span><text:span text:style-name="T3">Russia. </text:span><text:span text:style-name="T4">N</text:span><text:span text:style-name="T2">ot ready to relocate, ready for business trips</text:span></text:p>
      <text:p text:style-name="P13"><text:span text:style-name="T2"><draw:frame draw:style-name="fr1" draw:name="Изображение1" text:anchor-type="as-char" svg:width="0.325cm" svg:height="0.325cm" draw:z-index="2"><draw:image xlink:href="Pictures/10000AD40000042200000422B562ACB452BD1D4C.wmf" xlink:type="simple" xlink:show="embed" xlink:actuate="onLoad" draw:mime-type="image/x-wmf"/><draw:image xlink:href="Pictures/1000020100000028000000288A7C906A07260CB4.png" xlink:type="simple" xlink:show="embed" xlink:actuate="onLoad" draw:mime-type="image/png"/></draw:frame></text:span><text:span text:style-name="T2"><text:s/>+7 964 556 95 90</text:span></text:p>
      <text:p text:style-name="P13"><text:span text:style-name="T2"><draw:frame draw:style-name="fr1" draw:name="Изображение2" text:anchor-type="as-char" svg:width="0.385cm" svg:height="0.309cm" draw:z-index="1"><draw:image xlink:href="Pictures/10000CB40000054500000422A3D45BB9553DB98B.wmf" xlink:type="simple" xlink:show="embed" xlink:actuate="onLoad" draw:mime-type="image/x-wmf"/><draw:image xlink:href="Pictures/10000201000000330000002888B5CE59FC6B041E.png" xlink:type="simple" xlink:show="embed" xlink:actuate="onLoad" draw:mime-type="image/png"/></draw:frame></text:span><text:a xlink:type="simple" xlink:href="mailto:nulls.narik@gmail.com" text:style-name="Internet_20_link" text:visited-style-name="Visited_20_Internet_20_Link">nulls.narik@gmail.com</text:a></text:p>
      <text:h text:style-name="Heading_20_1" text:outline-level="1">Profile</text:h>
      <text:p text:style-name="P1">Senior Java backend developer with 7+ years of experience. I have experience in Spring/Spring Boot, BigData stack (Spark/Hadoop). Worked in Invest Banking (middle/back office).</text:p>
      <text:p text:style-name="P1"/>
      <text:h text:style-name="Heading_20_1" text:outline-level="1">Experience</text:h>
      <text:h text:style-name="Heading_20_2" text:outline-level="2"><text:a xlink:type="simple" xlink:href="https://www.linkedin.com/company/btechrussia/" text:style-name="Internet_20_link" text:visited-style-name="Visited_20_Internet_20_Link"><text:span text:style-name="T24">B.Tech (Russian technology center of BNP Paribas CIB)</text:span></text:a></text:h>
      <text:p text:style-name="P14">February 2020 – <text:span text:style-name="T6">present</text:span></text:p>
      <text:p text:style-name="P3"/>
      <text:p text:style-name="P8">Senior Software Developer</text:p>
      <text:p text:style-name="P4">Joint to the existed project and promote migration to the newest technologies. </text:p>
      <text:p text:style-name="P12"><text:span text:style-name="T7">Developed an internal framework for providing access to data: Spring boot based webservice application with generated model </text:span><text:span text:style-name="T9">(Avro based). Implemented CI </text:span><text:span text:style-name="T11">on Jenkins. Technology stack: Java 8 -&gt; 11, Spring boot 2.3.x, Avro is for model classes, </text:span><text:span text:style-name="T10">Maven, Git.</text:span></text:p>
      <text:p text:style-name="P12"><text:span text:style-name="T10"/></text:p>
      <text:h text:style-name="Heading_20_2" text:outline-level="2"><text:a xlink:type="simple" xlink:href="https://dbtc-career.ru/" text:style-name="Internet_20_link" text:visited-style-name="Visited_20_Internet_20_Link"><text:span text:style-name="T24">Russia Technology Center of Deutsche Bank</text:span></text:a></text:h>
      <text:p text:style-name="P15">June 2014 – February 2020</text:p>
      <text:p text:style-name="P5"/>
      <text:p text:style-name="P9">Senior Software Developer</text:p>
      <text:p text:style-name="P5">Started as Java Junior Developer, grew up to Senior Developer.</text:p>
      <text:p text:style-name="P5">I was in two teams/projects:</text:p>
      <text:p text:style-name="P5">The first <text:span text:style-name="T18">was a default service side project on the internal framework on Spring Framework and disruptor (</text:span><text:a xlink:type="simple" xlink:href="https://lmax-exchange.github.io/disruptor/" text:style-name="Internet_20_link" text:visited-style-name="Visited_20_Internet_20_Link"><text:span text:style-name="T18">https://lmax-exchange.github.io/disruptor/</text:span></text:a><text:span text:style-name="T18">). . Technology stack: Java 7 -&gt; 11, an internal framework (Spring Boot 1.x, Protobuf, Maven (migrated from Ant), Git (migrated from SVN).</text:span></text:p>
      <text:p text:style-name="P6">The second project was a data lake. It was built using Hadoop/Spark. <text:span text:style-name="T19">Project was on Scala. Impala for ad hoc queries. Supported migration from Spark 1.6 to Spark 2.x. Maintained an internal framework for processing upon on Spark (long running spark submit app with incoming events to process new batches)</text:span></text:p>
      <text:p text:style-name="P6"><text:span text:style-name="T19">Technology stack: Java 8, Scala 2.12, Maven, Git.</text:span></text:p>
      <text:p text:style-name="P7">I was a tech tead in two teams. Supported DevOps tasks in projects: i<text:span text:style-name="T18">mplemented CI on TeamCity and CD on </text:span>UrbanCode Deploy.</text:p>
      <text:p text:style-name="P7"/>
      <text:p text:style-name="P7"/>
      <text:h text:style-name="Heading_20_1" text:outline-level="1"><text:soft-page-break/>Education</text:h>
      <text:p text:style-name="P11"><text:span text:style-name="T12">Specialist’s degree. </text:span><text:span text:style-name="T13">Department of Informatics and Control System of Bauman Moscow State Technical University</text:span><text:span text:style-name="T12"> </text:span><text:span text:style-name="T13">(</text:span><text:a xlink:type="simple" xlink:href="https://www.bmstu.ru/" text:style-name="Internet_20_link" text:visited-style-name="Visited_20_Internet_20_Link"><text:span text:style-name="T12">https://www.bmstu.ru/</text:span></text:a><text:span text:style-name="T13">). </text:span><text:span text:style-name="T12">Specialization: </text:span><text:span text:style-name="T14">Software for Computers and Automation Systems.</text:span></text:p>
      <text:h text:style-name="Heading_20_2" text:outline-level="2">Certificates:</text:h>
      <text:p text:style-name="P11"><text:a xlink:type="simple" xlink:href="https://www.credly.com/badges/e35435e6-14a6-47fb-ad6c-5f175352d62c" text:style-name="Internet_20_link" text:visited-style-name="Visited_20_Internet_20_Link"><text:span text:style-name="T22">Oracle Certified Associate, Java SE 8 Programmer</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Verdana" svg:font-family="Verdana, Geneva, Arial, Helvetica, sans-serif"/>
    <style:font-face style:name="sans-serif" svg:font-family="sans-serif"/>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4T12:47:51.337000000</meta:creation-date>
    <meta:editing-duration>PT1H38M40S</meta:editing-duration>
    <meta:editing-cycles>4</meta:editing-cycles>
    <meta:generator>LibreOffice/7.0.4.2$Windows_X86_64 LibreOffice_project/dcf040e67528d9187c66b2379df5ea4407429775</meta:generator>
    <dc:date>2022-03-14T17:49:19.589000000</dc:date>
    <meta:document-statistic meta:table-count="0" meta:image-count="3" meta:object-count="0" meta:page-count="2" meta:paragraph-count="26" meta:word-count="291" meta:character-count="1979" meta:non-whitespace-character-count="1709"/>
  </office:meta>
</office:document-meta>
</file>